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ext_20_body">
      <style:text-properties officeooo:rsid="00063841" officeooo:paragraph-rsid="00063841"/>
    </style:style>
    <style:style style:name="P3" style:family="paragraph" style:parent-style-name="Text_20_body">
      <style:text-properties officeooo:rsid="00067e86" officeooo:paragraph-rsid="00067e86"/>
    </style:style>
    <style:style style:name="P4" style:family="paragraph" style:parent-style-name="Text_20_body" style:list-style-name="L5">
      <style:text-properties officeooo:paragraph-rsid="00067e86"/>
    </style:style>
    <style:style style:name="P5" style:family="paragraph" style:parent-style-name="Text_20_body" style:list-style-name="L5">
      <style:text-properties officeooo:paragraph-rsid="00085416"/>
    </style:style>
    <style:style style:name="P6" style:family="paragraph" style:parent-style-name="Text_20_body" style:list-style-name="L8">
      <style:text-properties officeooo:rsid="000a4ddd" officeooo:paragraph-rsid="0012b166"/>
    </style:style>
    <style:style style:name="P7" style:family="paragraph" style:parent-style-name="Text_20_body">
      <style:text-properties officeooo:rsid="000a4ddd" officeooo:paragraph-rsid="000a4ddd"/>
    </style:style>
    <style:style style:name="P8" style:family="paragraph" style:parent-style-name="Text_20_body" style:list-style-name="L9">
      <style:text-properties officeooo:rsid="000a4ddd" officeooo:paragraph-rsid="000c986f"/>
    </style:style>
    <style:style style:name="P9" style:family="paragraph" style:parent-style-name="Text_20_body" style:list-style-name="L10">
      <style:text-properties officeooo:rsid="000ad496" officeooo:paragraph-rsid="000ad496"/>
    </style:style>
    <style:style style:name="P10" style:family="paragraph" style:parent-style-name="Text_20_body" style:list-style-name="L12">
      <style:text-properties officeooo:rsid="0012b166" officeooo:paragraph-rsid="0012b166"/>
    </style:style>
    <style:style style:name="P11" style:family="paragraph" style:parent-style-name="Code">
      <style:text-properties style:font-name="Courier 10 Pitch"/>
    </style:style>
    <style:style style:name="P12" style:family="paragraph" style:parent-style-name="Code">
      <style:text-properties officeooo:rsid="000a4ddd" officeooo:paragraph-rsid="000a4ddd"/>
    </style:style>
    <style:style style:name="P13" style:family="paragraph" style:parent-style-name="Code">
      <style:text-properties officeooo:paragraph-rsid="000a4ddd"/>
    </style:style>
    <style:style style:name="P14" style:family="paragraph" style:parent-style-name="Code">
      <style:text-properties officeooo:paragraph-rsid="0012b166"/>
    </style:style>
    <style:style style:name="P15" style:family="paragraph" style:parent-style-name="Heading_20_2">
      <style:text-properties officeooo:rsid="000ad496" officeooo:paragraph-rsid="000ad496"/>
    </style:style>
    <style:style style:name="T1" style:family="text">
      <style:text-properties officeooo:rsid="00067e86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85416" style:font-size-asian="10pt"/>
    </style:style>
    <style:style style:name="T4" style:family="text">
      <style:text-properties fo:color="#000000" style:font-name="Monospace" fo:font-size="10pt" style:font-size-asian="10pt" style:font-size-complex="12pt"/>
    </style:style>
    <style:style style:name="T5" style:family="text">
      <style:text-properties fo:color="#000000" style:font-name="Monospace" fo:font-size="10pt" officeooo:rsid="0010d896" style:font-size-asian="10pt"/>
    </style:style>
    <style:style style:name="T6" style:family="text">
      <style:text-properties fo:color="#000000" style:font-name="Monospace" fo:font-size="10pt" officeooo:rsid="000a4ddd" style:font-size-asian="10pt"/>
    </style:style>
    <style:style style:name="T7" style:family="text">
      <style:text-properties fo:color="#00000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00" style:font-name="Courier 10 Pitch" fo:font-size="10pt" style:font-size-asian="10pt"/>
    </style:style>
    <style:style style:name="T9" style:family="text">
      <style:text-properties fo:color="#000000" style:font-name="Courier 10 Pitch" fo:font-size="10pt" officeooo:rsid="00067e86" style:font-size-asian="10pt"/>
    </style:style>
    <style:style style:name="T10" style:family="text">
      <style:text-properties fo:color="#000000" style:font-name="Courier 10 Pitch" fo:font-size="10pt" officeooo:rsid="00085416" style:font-size-asian="10pt"/>
    </style:style>
    <style:style style:name="T11" style:family="text">
      <style:text-properties fo:color="#000000" style:font-name="Courier 10 Pitch" fo:font-size="10pt" officeooo:rsid="00112211" style:font-size-asian="10pt"/>
    </style:style>
    <style:style style:name="T12" style:family="text">
      <style:text-properties fo:color="#000000" style:font-name="Courier 10 Pitch" fo:font-size="10pt" officeooo:rsid="00067e86" style:font-size-asian="10pt" style:font-size-complex="10pt"/>
    </style:style>
    <style:style style:name="T13" style:family="text">
      <style:text-properties fo:color="#000000" style:font-name="Courier 10 Pitch" fo:font-size="10pt" officeooo:rsid="00085416" style:font-size-asian="10pt" style:font-size-complex="10pt"/>
    </style:style>
    <style:style style:name="T14" style:family="text">
      <style:text-properties fo:color="#000000" fo:font-size="10pt" style:font-size-asian="10pt"/>
    </style:style>
    <style:style style:name="T15" style:family="text">
      <style:text-properties fo:color="#000000" fo:font-size="10pt" fo:font-style="italic" style:font-size-asian="10pt" style:font-style-asian="italic"/>
    </style:style>
    <style:style style:name="T16" style:family="text">
      <style:text-properties fo:color="#000000" style:font-name="Liberation Serif" fo:font-size="12pt" style:font-size-asian="10.5pt" style:font-size-complex="12pt"/>
    </style:style>
    <style:style style:name="T17" style:family="text">
      <style:text-properties fo:color="#000000" style:font-name="Liberation Serif" fo:font-size="12pt" officeooo:rsid="000d314b" style:font-size-asian="10.5pt" style:font-size-complex="12pt"/>
    </style:style>
    <style:style style:name="T18" style:family="text">
      <style:text-properties fo:color="#000000" style:font-name="Liberation Serif" fo:font-size="12pt" officeooo:rsid="0012b166" style:font-size-asian="10.5pt" style:font-size-complex="12pt"/>
    </style:style>
    <style:style style:name="T19" style:family="text">
      <style:text-properties fo:color="#7f0055" style:font-name="Monospace" fo:font-size="10pt" fo:font-weight="bold" style:font-size-asian="10pt" style:font-weight-asian="bold"/>
    </style:style>
    <style:style style:name="T20" style:family="text">
      <style:text-properties fo:color="#7f0055" fo:font-size="10pt" fo:font-weight="bold" style:font-size-asian="10pt" style:font-weight-asian="bold"/>
    </style:style>
    <style:style style:name="T21" style:family="text">
      <style:text-properties fo:color="#3f5fbf" fo:font-size="10pt" style:font-size-asian="10pt"/>
    </style:style>
    <style:style style:name="T22" style:family="text">
      <style:text-properties fo:color="#3f3fbf" fo:font-size="10pt" style:font-size-asian="10pt"/>
    </style:style>
    <style:style style:name="T2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4" style:family="text">
      <style:text-properties fo:color="#0000c0" style:font-name="Monospace" fo:font-size="10pt" fo:font-style="italic" fo:font-weight="bold" officeooo:rsid="000a4ddd" style:font-size-asian="10pt" style:font-style-asian="italic" style:font-weight-asian="bold"/>
    </style:style>
    <style:style style:name="T25" style:family="text">
      <style:text-properties fo:color="#0000c0" style:font-name="Monospace" fo:font-size="10pt" fo:font-style="italic" fo:font-weight="bold" officeooo:rsid="00129ac5" style:font-size-asian="10pt" style:font-style-asian="italic" style:font-weight-asian="bold"/>
    </style:style>
    <style:style style:name="T26" style:family="text">
      <style:text-properties fo:color="#0000c0" style:font-name="Monospace" fo:font-size="10pt" fo:font-style="italic" fo:font-weight="bold" officeooo:rsid="0010d896" style:font-size-asian="10pt" style:font-style-asian="italic" style:font-weight-asian="bold"/>
    </style:style>
    <style:style style:name="T27" style:family="text">
      <style:text-properties fo:color="#0000c0" style:font-name="Monospace" fo:font-size="10pt" fo:font-style="italic" fo:font-weight="bold" officeooo:rsid="0016443f" style:font-size-asian="10pt" style:font-style-asian="italic" style:font-weight-asian="bold"/>
    </style:style>
    <style:style style:name="T28" style:family="text">
      <style:text-properties fo:color="#0000c0" fo:font-size="10pt" fo:font-style="italic" fo:font-weight="bold" style:font-size-asian="10pt" style:font-style-asian="italic" style:font-weight-asian="bold"/>
    </style:style>
    <style:style style:name="T29" style:family="text">
      <style:text-properties fo:color="#2a00ff" style:font-name="Monospace" fo:font-size="10pt" style:font-size-asian="10pt"/>
    </style:style>
    <style:style style:name="T30" style:family="text">
      <style:text-properties fo:color="#2a00ff" style:font-name="Monospace" fo:font-size="10pt" officeooo:rsid="000a4ddd" style:font-size-asian="10pt"/>
    </style:style>
    <style:style style:name="T31" style:family="text">
      <style:text-properties fo:color="#2a00ff" style:font-name="Monospace" fo:font-size="10pt" officeooo:rsid="0010d896" style:font-size-asian="10pt"/>
    </style:style>
    <style:style style:name="T32" style:family="text">
      <style:text-properties fo:color="#2a00ff" style:font-name="Monospace" fo:font-size="10pt" officeooo:rsid="0016443f" style:font-size-asian="10pt"/>
    </style:style>
    <style:style style:name="T33" style:family="text">
      <style:text-properties style:font-name="Courier 10 Pitch"/>
    </style:style>
    <style:style style:name="T34" style:family="text">
      <style:text-properties style:font-name="Courier 10 Pitch" fo:font-size="10pt" style:font-size-asian="10pt" style:font-size-complex="10pt"/>
    </style:style>
    <style:style style:name="T35" style:family="text">
      <style:text-properties style:font-name="Courier 10 Pitch" fo:font-size="10pt" officeooo:rsid="00067e86" style:font-size-asian="10pt" style:font-size-complex="10pt"/>
    </style:style>
    <style:style style:name="T36" style:family="text">
      <style:text-properties style:font-name="Courier 10 Pitch" officeooo:rsid="00067e86"/>
    </style:style>
    <style:style style:name="T37" style:family="text">
      <style:text-properties officeooo:rsid="00112211"/>
    </style:style>
    <style:style style:name="T38" style:family="text">
      <style:text-properties officeooo:rsid="0012b166"/>
    </style:style>
    <style:style style:name="T39" style:family="text">
      <style:text-properties fo:color="#6a3e3e" style:font-name="Monospace" fo:font-size="10pt" style:font-size-asian="10pt"/>
    </style:style>
    <style:style style:name="T40" style:family="text">
      <style:text-properties fo:color="#6a3e3e" style:font-name="Monospace" fo:font-size="10pt" officeooo:rsid="0016443f" style:font-size-asian="10pt"/>
    </style:style>
    <style:style style:name="T41" style:family="text">
      <style:text-properties officeooo:rsid="00193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Log</text:h>
      <text:p text:style-name="Text_20_body"/>
      <text:h text:style-name="Heading_20_2" text:outline-level="2">Aim</text:h>
      <text:p text:style-name="P2">Log an internal application message, useful for debugging.</text:p>
      <text:h text:style-name="Heading_20_2" text:outline-level="2">How to</text:h>
      <text:list xml:id="list300613029137468290" text:style-name="L5">
        <text:list-item>
          <text:p text:style-name="P4"><text:span text:style-name="T1">Use the </text:span><text:span text:style-name="T8">org.apache.log4j</text:span><text:span text:style-name="T2"> </text:span><text:span text:style-name="T1">logging library</text:span></text:p>
        </text:list-item>
        <text:list-item>
          <text:p text:style-name="P5"><text:span text:style-name="T1">Define a </text:span><text:span text:style-name="T35">final static </text:span><text:span text:style-name="T12">org.apache.log4j.</text:span><text:span text:style-name="T13">Logger</text:span><text:span text:style-name="T3"> </text:span><text:span text:style-name="T1">for each class as the following :</text:span></text:p>
        </text:list-item>
      </text:list>
      <text:p text:style-name="P1"/>
      <text:p text:style-name="P11"><text:span text:style-name="T20">import</text:span><text:span text:style-name="T14"> org.apache.log4j.Logger;</text:span></text:p>
      <text:p text:style-name="P11"/>
      <text:p text:style-name="P11"><text:span text:style-name="T20">public</text:span><text:span text:style-name="T14"> </text:span><text:span text:style-name="T20">class</text:span><text:span text:style-name="T14"> Foo {</text:span></text:p>
      <text:p text:style-name="P11"/>
      <text:p text:style-name="P11"><text:span text:style-name="T14"><text:tab/></text:span><text:span text:style-name="T21">/** The associated </text:span><text:span text:style-name="T22">{@link Logger}</text:span><text:span text:style-name="T21"> to this class */</text:span></text:p>
      <text:p text:style-name="P11"><text:span text:style-name="T14"><text:tab/></text:span><text:span text:style-name="T20">private</text:span><text:span text:style-name="T14"> </text:span><text:span text:style-name="T20">static</text:span><text:span text:style-name="T14"> </text:span><text:span text:style-name="T20">final</text:span><text:span text:style-name="T14"> Logger </text:span><text:span text:style-name="T28">LOG</text:span><text:span text:style-name="T14"> = Logger.</text:span><text:span text:style-name="T15">getLogger</text:span><text:span text:style-name="T14">(Foo.</text:span><text:span text:style-name="T20">class</text:span><text:span text:style-name="T14">);</text:span></text:p>
      <text:p text:style-name="P11"/>
      <text:p text:style-name="P11"><text:span text:style-name="T14"><text:tab/>...</text:span></text:p>
      <text:p text:style-name="P11"><text:span text:style-name="T14">}</text:span></text:p>
      <text:p text:style-name="P3"/>
      <text:list xml:id="list1856775517751256316" text:style-name="L9">
        <text:list-item>
          <text:p text:style-name="P8">Use the following syntax:</text:p>
        </text:list-item>
      </text:list>
      <text:p text:style-name="P13"><text:span text:style-name="T19">if</text:span><text:span text:style-name="T2"> (</text:span><text:span text:style-name="T23">LOG</text:span><text:span text:style-name="T2">.isEnabledFor(Level.</text:span><text:span text:style-name="T25">[LEVEL]</text:span><text:span text:style-name="T2">)) {</text:span></text:p>
      <text:p text:style-name="P13"><text:span text:style-name="T7"><text:tab/></text:span><text:span text:style-name="T23">LOG</text:span><text:span text:style-name="T2">.log(Level.</text:span><text:span text:style-name="T25">[LEVEL]</text:span><text:span text:style-name="T2">, </text:span><text:span text:style-name="T29">"</text:span><text:span text:style-name="T30">Log Message</text:span><text:span text:style-name="T29">"</text:span><text:span text:style-name="T2">);</text:span></text:p>
      <text:p text:style-name="P12"><text:span text:style-name="T4">}</text:span></text:p>
      <text:p text:style-name="P7"/>
      <text:list xml:id="list5504292837065562289" text:style-name="L12">
        <text:list-item>
          <text:p text:style-name="P10">If message is complex, then construct it through a <text:span text:style-name="T34">StringBuilder</text:span> like this :</text:p>
        </text:list-item>
      </text:list>
      <text:p text:style-name="Code"><text:span text:style-name="T19">if</text:span><text:span text:style-name="T2"> (</text:span><text:span text:style-name="T23">LOG</text:span><text:span text:style-name="T2">.isEnabledFor(Level.</text:span><text:span text:style-name="T27">[LEVEL]</text:span><text:span text:style-name="T2">)) {</text:span></text:p>
      <text:p text:style-name="Code"><text:span text:style-name="T2"><text:tab/>StringBuilder </text:span><text:span text:style-name="T39">message</text:span><text:span text:style-name="T2"> = </text:span><text:span text:style-name="T19">new</text:span><text:span text:style-name="T2"> StringBuilder();</text:span></text:p>
      <text:p text:style-name="Code"><text:span text:style-name="T2"><text:tab/></text:span><text:span text:style-name="T39">message</text:span><text:span text:style-name="T2">.append(</text:span><text:span text:style-name="T29">"</text:span><text:span text:style-name="T32">This is a</text:span><text:span text:style-name="T29"> "</text:span><text:span text:style-name="T2">);</text:span></text:p>
      <text:p text:style-name="Code"><text:span text:style-name="T2"><text:tab/></text:span><text:span text:style-name="T39">message</text:span><text:span text:style-name="T2">.append(</text:span><text:span text:style-name="T40">complex</text:span><text:span text:style-name="T2">);</text:span></text:p>
      <text:p text:style-name="Code"><text:span text:style-name="T2"><text:tab/></text:span><text:span text:style-name="T39">message</text:span><text:span text:style-name="T2">.append(</text:span><text:span text:style-name="T29">" </text:span><text:span text:style-name="T32">message</text:span><text:span text:style-name="T29">"</text:span><text:span text:style-name="T2">);</text:span></text:p>
      <text:p text:style-name="Code"><text:span text:style-name="T2"><text:tab/></text:span><text:span text:style-name="T23">LOG</text:span><text:span text:style-name="T2">.log(Level.</text:span><text:span text:style-name="T27">[LEVEL]</text:span><text:span text:style-name="T2">, </text:span><text:span text:style-name="T39">message</text:span><text:span text:style-name="T2">.toString());</text:span></text:p>
      <text:p text:style-name="Code"><text:span text:style-name="T2">}</text:span></text:p>
      <text:h text:style-name="P15" text:outline-level="2">Note<text:span text:style-name="T41">s</text:span></text:h>
      <text:list xml:id="list3495342747909198993" text:style-name="L10">
        <text:list-item>
          <text:p text:style-name="P9">Always wondering the message priority, and then associate the correct level</text:p>
        </text:list-item>
      </text:list>
      <text:list xml:id="list3502775866853543822" text:style-name="L8">
        <text:list-item>
          <text:p text:style-name="P6"><text:span text:style-name="T38">[Optionnaly] </text:span>For any other <text:span text:style-name="T9">org.apache.log4j.</text:span><text:span text:style-name="T8">Level.DEBUG</text:span><text:span text:style-name="T16"> </text:span><text:span text:style-name="T17">log </text:span><text:span text:style-name="T16">level, </text:span><text:span text:style-name="T18">you can also </text:span><text:span text:style-name="T16">use the following syntax:</text:span></text:p>
        </text:list-item>
      </text:list>
      <text:p text:style-name="P14"><text:span text:style-name="T24">LOG</text:span><text:span text:style-name="T6">.log(Level.</text:span><text:span text:style-name="T24">[LEVEL]</text:span><text:span text:style-name="T6">, </text:span><text:span text:style-name="T30">"Log Message"</text:span><text:span text:style-name="T6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1" fo:font-family="'Courier 10 Pitch'" style:font-style-name="Normal" style:font-pitch="fixed" fo:font-size="10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2T12:04:09.168583269</dc:date>
    <meta:editing-duration>PT40M53S</meta:editing-duration>
    <meta:editing-cycles>20</meta:editing-cycles>
    <meta:generator>LibreOffice/4.2.4.2$Linux_X86_64 LibreOffice_project/420m0$Build-2</meta:generator>
    <meta:document-statistic meta:table-count="0" meta:image-count="0" meta:object-count="0" meta:page-count="1" meta:paragraph-count="28" meta:word-count="132" meta:character-count="983" meta:non-whitespace-character-count="876"/>
  </office:meta>
</office:document-meta>
</file>